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0b77" officeooo:paragraph-rsid="0004ddd1"/>
    </style:style>
    <style:style style:name="P2" style:family="paragraph" style:parent-style-name="Standard">
      <style:text-properties officeooo:rsid="0004ddd1" officeooo:paragraph-rsid="0004ddd1"/>
    </style:style>
    <style:style style:name="T1" style:family="text">
      <style:text-properties officeooo:rsid="000eb710"/>
    </style:style>
    <style:style style:name="T2" style:family="text">
      <style:text-properties officeooo:rsid="0004dd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d Abdullahi</text:p>
      <text:p text:style-name="P1"/>
      <text:p text:style-name="P1">CS202 – Program <text:span text:style-name="T1">4</text:span> <text:s/><text:span text:style-name="T2">IDE write up</text:span></text:p>
      <text:p text:style-name="P1"/>
      <text:p text:style-name="P2">For this program I used Eclipse as an IDE. This is the first time I have used and IDE taking cs classes at PSU. The only time I used an IDE was with Python for CS161. I had some difficultly at first trying to start a project, get the main to work, and adding more classes to the project. For this assignment I uploaded the two .java files I had for my program assuming this is the same as a .cpp file extension for the c++ projects we have been working on. I got several errors referring to “packages” and “modules” not being included or in scope of the program files. I had to ask the tutors for some help as the web didn't provide to much help and the information on the web was advanced and applied to very large java program. This is my first time writing a java program and I tried my best. I do feel as if the IDE does help with managing classes since everything in java is in a class. I have been using VIM to write program so far and I feel more comfortable working with .h and .cpp files. I hope I can make the transition to IDE’s and hope to learn more with the next progam here. I will do more research on the Eclipse IDE and see if I can learn more on how to use the IDE more efficiently and figure out some of the ways to navigate the tools included in the IDE that seem very helpful.</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5T16:23:10.840035598</meta:creation-date>
    <dc:date>2017-03-15T16:33:33.689428093</dc:date>
    <meta:editing-duration>PT12S</meta:editing-duration>
    <meta:editing-cycles>1</meta:editing-cycles>
    <meta:document-statistic meta:table-count="0" meta:image-count="0" meta:object-count="0" meta:page-count="1" meta:paragraph-count="3" meta:word-count="268" meta:character-count="1341" meta:non-whitespace-character-count="1074"/>
    <meta:generator>LibreOffice/5.1.6.2$Linux_X86_64 LibreOffice_project/10m0$Build-2</meta:generator>
  </office:meta>
</office:document-meta>
</file>